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officeooo:paragraph-rsid="000f2d30" style:font-size-asian="12pt" style:font-size-complex="12pt"/>
    </style:style>
    <style:style style:name="P3" style:family="paragraph" style:parent-style-name="Standard">
      <style:paragraph-properties fo:text-align="start" style:justify-single-word="false"/>
      <style:text-properties fo:font-size="12pt" officeooo:paragraph-rsid="000f2d30" style:font-size-asian="12pt" style:font-size-complex="12pt"/>
    </style:style>
    <style:style style:name="P4" style:family="paragraph" style:parent-style-name="Text_20_body">
      <style:text-properties officeooo:paragraph-rsid="000f2d30"/>
    </style:style>
    <style:style style:name="P5" style:family="paragraph" style:parent-style-name="Text_20_body">
      <style:text-properties officeooo:paragraph-rsid="0010173b"/>
    </style:style>
    <style:style style:name="P6" style:family="paragraph" style:parent-style-name="Heading_20_2">
      <style:text-properties officeooo:paragraph-rsid="000f2d30"/>
    </style:style>
    <style:style style:name="P7" style:family="paragraph" style:parent-style-name="Heading_20_2">
      <style:text-properties officeooo:paragraph-rsid="0010173b"/>
    </style:style>
    <style:style style:name="T1" style:family="text">
      <style:text-properties officeooo:rsid="000f2d30"/>
    </style:style>
    <style:style style:name="T2" style:family="text">
      <style:text-properties officeooo:rsid="001017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MS</text:span></text:p>
      <text:p text:style-name="P2"><text:span text:style-name="T1">A Python-Based Content Management System for Blogs and Incremental Website Content</text:span></text:p>
      <text:p text:style-name="P3"><text:span text:style-name="T1"/></text:p>
      <text:h text:style-name="Heading_20_2" text:outline-level="2"><text:span text:style-name="T1">What is PMS?</text:span></text:h>
      <text:p text:style-name="P4"><text:span text:style-name="T1">PMS is a python-based Content Management System. By submitting content packages into a receiving directory, PMS will prepare a sequence of static HTML webpages for use with a web server.</text:span></text:p>
      <text:h text:style-name="P6" text:outline-level="2"><text:span text:style-name="T1">How does PMS work?</text:span></text:h>
      <text:p text:style-name="P4"><text:span text:style-name="T1">PMS expects to be run with a system scheduler like Cron. A version of PMS might exist that can run content updates itself periodically. It is expected that PMS will run hourly, daily, or however often you can see yourself submitting new pages. It's expected that after submitting your content package that you will simply go away and wait for the page to be created. You will be able to manually run a PMS update, but in general, PMS is designed to be an unattended system.</text:span></text:p>
      <text:p text:style-name="P4"><text:span text:style-name="T1">On first run, PMS will generate a configuration file and a small working directory structure. Once properly configured, you will deposit zipped “content packages” into a receiving directory. These content packages will include a single text file containing HTML formatted content text as well as any accompanying images.</text:span></text:p>
      <text:p text:style-name="P4"><text:span text:style-name="T1">PMS configuration will involve setting up PMS with a front-page template and a content page template. The front page template provides an external skeleton which PMS will fill with small blurbs of and links to content pages. Content pages will share a common layout, but the exact content contained within will be generated using a content package.</text:span></text:p>
      <text:p text:style-name="P4"><text:span text:style-name="T1">PMS templates will be average, ordinary web pages with CSS and other features. However, in order for PMS to use a template, it will contain a specifically formatted string. PMS will look for this string in the template and replace it with the contents of a content package.</text:span></text:p>
      <text:p text:style-name="P4"><text:span text:style-name="T1">Part of PMS's working directory structure will include backups of your content packages, as well as a content-page directory for a certain site. PMS is designed to work with multiple web sites, each containing their own templates and configurations.</text:span></text:p>
      <text:h text:style-name="P6" text:outline-level="2"><text:span text:style-name="T1">What does PMS need to run?</text:span></text:h>
      <text:p text:style-name="P4"><text:span text:style-name="T1">Python, and nothing else. A webserver is handy if you want to serve these pages to the outside world. Otherwise, PMS needs no PHP, nor does it need any sort of background database. PMS will simply create static pages for your content.</text:span></text:p>
      <text:h text:style-name="P6" text:outline-level="2"><text:span text:style-name="T1">What are the advantages of PMS?</text:span></text:h>
      <text:p text:style-name="P4"><text:span text:style-name="T1">It's free, requires few web-server resources (no PHP), and it doesn't need any extra complicated setup.</text:span></text:p>
      <text:p text:style-name="P5"><text:span text:style-name="T2">It's mostly secure. No external usage or passwords. It's only vulnerable to local attacks.</text:span></text:p>
      <text:h text:style-name="P7" text:outline-level="2"><text:span text:style-name="T2">What are the disadvantages of PMS?</text:span></text:h>
      <text:p text:style-name="P5"><text:span text:style-name="T2">Updates can take a while, depending on how you schedule it.</text:span></text:p>
      <text:p text:style-name="P5"><text:span text:style-name="T2">Once you post a page, it provides you with nothing to help you manage that page.</text:span></text:p>
      <text:p text:style-name="P5"><text:soft-page-break/><text:span text:style-name="T2">It's vulnerable to local attacks.</text:span></text:p>
      <text:p text:style-name="P5"><text:span text:style-name="T2">It doesn't come with any pre-built templates.</text:span></text:p>
      <text:p text:style-name="P5"><text:span text:style-name="T2">You need to figure out your own way to get the content packages into PMS's receiving directory.</text:span></text:p>
      <text:p text:style-name="P5"><text:span text:style-name="T2">You need to learn PMS's trigger strings to make it work.</text:span></text:p>
      <text:p text:style-name="P5"><text:span text:style-name="T2">You better settle on your template now, because that template is going to stick a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7T01:23:27</meta:creation-date>
    <dc:date>2013-07-17T01:42:27</dc:date>
    <meta:editing-duration>PT3M39S</meta:editing-duration>
    <meta:editing-cycles>1</meta:editing-cycles>
    <meta:document-statistic meta:table-count="0" meta:image-count="0" meta:object-count="0" meta:page-count="2" meta:paragraph-count="23" meta:word-count="499" meta:character-count="2937" meta:non-whitespace-character-count="2461"/>
    <meta:generator>LibreOffice/4.0.3.3$MacOSX_x86 LibreOffice_project/0eaa50a932c8f2199a615e1eb30f7ac74279539</meta:generator>
  </office:meta>
</office:document-meta>
</file>